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language="fr" fo:country="FR" fo:font-weight="bold" style:font-size-asian="26pt" style:font-weight-asian="bold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Verdana1" fo:font-size="26pt" fo:language="fr" fo:country="FR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Verdana1" fo:font-size="14pt" fo:language="fr" fo:country="FR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style:font-name="Verdana1" fo:font-size="14pt" fo:language="fr" fo:country="F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15.522cm"/>
        </style:tab-stops>
      </style:paragraph-properties>
      <style:text-properties style:font-name="Verdana1" fo:font-size="14pt" fo:language="fr" fo:country="F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Verdana1" fo:font-size="40pt" fo:language="fr" fo:country="FR" fo:font-weight="bold" style:font-size-asian="40pt" style:font-weight-asian="bold" style:font-size-complex="40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Verdana1" fo:font-size="22pt" fo:language="fr" fo:country="FR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1" fo:font-size="45pt" fo:language="fr" fo:country="FR" fo:font-weight="bold" style:font-size-asian="45pt" style:font-weight-asian="bold" style:font-size-complex="45pt"/>
    </style:style>
    <style:style style:name="P10" style:family="paragraph" style:parent-style-name="Standard">
      <style:paragraph-properties fo:text-align="center" style:justify-single-word="false"/>
      <style:text-properties style:font-name="Verdana1" fo:font-size="55pt" fo:language="fr" fo:country="FR" fo:font-weight="bold" style:font-size-asian="55pt" style:font-weight-asian="bold" style:font-size-complex="55pt"/>
    </style:style>
    <style:style style:name="P11" style:family="paragraph" style:parent-style-name="Standard">
      <style:text-properties style:font-name="Verdana1" fo:font-size="24pt" fo:language="fr" fo:country="FR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>
        <style:tab-stops>
          <style:tab-stop style:position="15.522cm"/>
        </style:tab-stops>
      </style:paragraph-properties>
      <style:text-properties fo:font-size="14pt" fo:language="fr" fo:country="FR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/>
    </style:style>
    <style:style style:name="P14" style:family="paragraph" style:parent-style-name="Standard">
      <style:text-properties fo:font-size="16pt" fo:language="fr" fo:country="FR" fo:font-weight="bold" style:font-size-asian="16pt" style:font-weight-asian="bold" style:font-weight-complex="bold"/>
    </style:style>
    <style:style style:name="P15" style:family="paragraph" style:parent-style-name="Standard">
      <style:paragraph-properties fo:line-height="150%"/>
      <style:text-properties fo:font-size="16pt" fo:language="fr" fo:country="FR" fo:font-weight="bold" style:font-size-asian="16pt" style:font-weight-asian="bold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text-properties style:font-name="Arial Black" fo:font-size="18pt" fo:language="fr" fo:country="FR" fo:font-weight="bold" style:font-size-asian="18pt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15.522cm"/>
        </style:tab-stops>
      </style:paragraph-properties>
    </style:style>
    <style:style style:name="P19" style:family="paragraph" style:parent-style-name="Standard">
      <style:paragraph-properties fo:margin-left="9.991cm" fo:margin-right="0cm" fo:text-align="center" style:justify-single-word="false" fo:text-indent="1.249cm" style:auto-text-indent="false"/>
    </style:style>
    <style:style style:name="P20" style:family="paragraph" style:parent-style-name="Standard">
      <style:paragraph-properties fo:margin-left="-0.101cm" fo:margin-right="0cm" fo:line-height="150%" fo:text-align="center" style:justify-single-word="false" fo:text-indent="0cm" style:auto-text-indent="false"/>
    </style:style>
    <style:style style:name="P21" style:family="paragraph" style:parent-style-name="Standard">
      <style:paragraph-properties fo:margin-left="-0.101cm" fo:margin-right="0cm" fo:line-height="150%" fo:text-align="center" style:justify-single-word="false" fo:text-indent="0cm" style:auto-text-indent="false"/>
      <style:text-properties style:font-name="Verdana1" fo:font-size="22pt" fo:language="fr" fo:country="FR" fo:font-weight="bold" style:font-size-asian="22pt" style:font-weight-asian="bold" style:font-size-complex="22pt" style:font-weight-complex="bold"/>
    </style:style>
    <style:style style:name="P22" style:family="paragraph" style:parent-style-name="Title">
      <style:paragraph-properties fo:margin-left="0cm" fo:margin-right="0.065cm" fo:text-align="start" style:justify-single-word="false" fo:text-indent="0cm" style:auto-text-indent="false" fo:padding="0cm" fo:border="none"/>
      <style:text-properties fo:font-size="24pt" style:font-size-asian="24pt" style:font-size-complex="24pt"/>
    </style:style>
    <style:style style:name="P23" style:family="paragraph" style:parent-style-name="Title">
      <style:paragraph-properties fo:margin-left="0cm" fo:margin-right="0.065cm" fo:text-indent="0cm" style:auto-text-indent="false" fo:padding="0cm" fo:border="none"/>
      <style:text-properties style:font-name="Verdana1" fo:font-size="90pt" style:font-size-asian="90pt" style:font-size-complex="90pt"/>
    </style:style>
    <style:style style:name="P24" style:family="paragraph" style:parent-style-name="Text_20_body">
      <style:paragraph-properties fo:margin-left="1.746cm" fo:margin-right="0cm" fo:text-align="justify" style:justify-single-word="false" fo:text-indent="-0.635cm" style:auto-text-indent="false"/>
    </style:style>
    <style:style style:name="P25" style:family="paragraph" style:parent-style-name="Standard">
      <style:text-properties style:font-name="Verdana1" fo:font-size="22pt" style:font-size-asian="22pt" style:font-size-complex="22pt"/>
    </style:style>
    <style:style style:name="P26" style:family="paragraph" style:parent-style-name="Standard">
      <style:paragraph-properties fo:text-align="center" style:justify-single-word="false"/>
      <style:text-properties style:font-name="Verdana1" fo:font-size="22pt" fo:font-weight="bold" style:font-size-asian="22pt" style:font-weight-asian="bold" style:font-size-complex="22pt" style:font-weight-complex="bold"/>
    </style:style>
    <style:style style:name="P27" style:family="paragraph" style:parent-style-name="Title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</style:style>
    <style:style style:name="P28" style:family="paragraph">
      <style:paragraph-properties style:writing-mode="lr-tb"/>
    </style:style>
    <style:style style:name="T1" style:family="text">
      <style:text-properties style:font-name="Verdana1" fo:font-size="22pt" style:font-size-asian="22pt" style:font-size-complex="22pt"/>
    </style:style>
    <style:style style:name="T2" style:family="text">
      <style:text-properties style:font-name="Verdana1" fo:font-size="22pt" fo:language="fr" fo:country="FR" fo:font-weight="bold" style:font-size-asian="22pt" style:font-weight-asian="bold" style:font-size-complex="22pt" style:font-weight-complex="bold"/>
    </style:style>
    <style:style style:name="T3" style:family="text">
      <style:text-properties style:font-name="Verdana1" fo:font-size="22pt" fo:language="fr" fo:country="FR" fo:font-weight="normal" style:font-size-asian="22pt" style:font-weight-asian="normal" style:font-size-complex="22pt" style:font-weight-complex="normal"/>
    </style:style>
    <style:style style:name="T4" style:family="text">
      <style:text-properties style:font-name="Verdana1" fo:font-size="14pt" fo:language="fr" fo:country="FR" fo:font-weight="bold" style:font-size-asian="14pt" style:font-weight-asian="bold" style:font-size-complex="14pt" style:font-weight-complex="bold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30pt" fo:language="fr" fo:country="FR" fo:font-weight="bold" style:font-size-asian="30pt" style:font-weight-asian="bold" style:font-size-complex="30pt" style:font-weight-complex="bold"/>
    </style:style>
    <style:style style:name="T7" style:family="text">
      <style:text-properties style:font-name="Verdana1" fo:font-size="30pt" fo:language="fr" fo:country="FR" style:font-size-asian="30pt" style:font-size-complex="30pt"/>
    </style:style>
    <style:style style:name="T8" style:family="text">
      <style:text-properties style:font-name="Verdana1" fo:font-size="40pt" fo:language="fr" fo:country="FR" fo:font-weight="bold" style:font-size-asian="40pt" style:font-weight-asian="bold" style:font-size-complex="40pt"/>
    </style:style>
    <style:style style:name="T9" style:family="text">
      <style:text-properties style:font-name="Verdana1" fo:font-size="48pt" fo:language="fr" fo:country="FR" fo:font-weight="bold" style:font-size-asian="48pt" style:font-weight-asian="bold" style:font-size-complex="48pt"/>
    </style:style>
    <style:style style:name="T10" style:family="text">
      <style:text-properties style:font-name="Verdana1" fo:font-size="20pt" fo:language="fr" fo:country="FR" fo:font-weight="bold" style:font-size-asian="20pt" style:font-weight-asian="bold" style:font-size-complex="20pt" style:font-weight-complex="bold"/>
    </style:style>
    <style:style style:name="T11" style:family="text">
      <style:text-properties style:font-name="Verdana1" fo:font-size="24pt" fo:language="fr" fo:country="FR" fo:font-weight="bold" style:font-size-asian="24pt" style:font-weight-asian="bold" style:font-size-complex="24pt" style:font-weight-complex="bold"/>
    </style:style>
    <style:style style:name="T12" style:family="text">
      <style:text-properties style:font-name="Verdana1" fo:font-size="26pt" fo:language="fr" fo:country="FR" fo:font-weight="bold" style:font-size-asian="26pt" style:font-weight-asian="bold" style:font-weight-complex="bold"/>
    </style:style>
    <style:style style:name="T13" style:family="text">
      <style:text-properties fo:font-size="16pt" fo:language="fr" fo:country="FR" fo:font-weight="bold" style:font-size-asian="16pt" style:font-weight-asian="bold" style:font-weight-complex="bold"/>
    </style:style>
    <style:style style:name="T14" style:family="text">
      <style:text-properties style:font-name="Arial Black" fo:font-size="18pt" fo:language="fr" fo:country="FR" fo:font-weight="bold" style:font-size-asian="18pt" style:font-weight-asian="bold" style:font-weight-complex="bold"/>
    </style:style>
    <style:style style:name="T1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6" style:family="text">
      <style:text-properties fo:font-variant="normal" fo:text-transform="none" style:font-name="Verdana" fo:font-size="24pt" fo:language="fr" fo:country="CA"/>
    </style:style>
    <style:style style:name="T17" style:family="text">
      <style:text-properties style:font-name="Verdana" fo:font-size="24pt" fo:language="fr" fo:country="CA"/>
    </style:style>
    <style:style style:name="T18" style:family="text">
      <style:text-properties style:font-name="Verdana" fo:font-size="24pt" fo:language="fr" fo:country="CA" fo:font-style="italic" fo:font-weight="bold"/>
    </style:style>
    <style:style style:name="T19" style:family="text">
      <style:text-properties style:font-name="Verdana" fo:font-size="24pt" fo:language="fr" fo:country="CA" fo:font-style="italic" fo:font-weight="bold" style:font-size-asian="24pt" style:font-weight-asian="bold" style:font-size-complex="24pt" style:font-weight-complex="bol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393808">
          <text:insertion>
            <office:change-info>
              <dc:creator>Marie-Aude Goffin</dc:creator>
              <dc:date>2009-01-20T16:01:00</dc:date>
            </office:change-info>
          </text:insertion>
        </text:changed-region>
        <text:changed-region text:id="ct116393912">
          <text:insertion>
            <office:change-info>
              <dc:creator>Marie-Aude Goffin</dc:creator>
              <dc:date>2009-01-20T16:01:00</dc:date>
            </office:change-info>
          </text:insertion>
        </text:changed-region>
        <text:changed-region text:id="ct116394016">
          <text:insertion>
            <office:change-info>
              <dc:creator>Marie-Aude Goffin</dc:creator>
              <dc:date>2009-01-20T16:02:00</dc:date>
            </office:change-info>
          </text:insertion>
        </text:changed-region>
        <text:changed-region text:id="ct116394184">
          <text:insertion>
            <office:change-info>
              <dc:creator>Marie-Aude Goffin</dc:creator>
              <dc:date>2009-01-20T16:20:00</dc:date>
            </office:change-info>
          </text:insertion>
        </text:changed-region>
        <text:changed-region text:id="ct116395000">
          <text:insertion>
            <office:change-info>
              <dc:creator>Marie-Aude Goffin</dc:creator>
              <dc:date>2009-01-20T16:20:00</dc:date>
            </office:change-info>
          </text:insertion>
        </text:changed-region>
        <text:changed-region text:id="ct116403528">
          <text:insertion>
            <office:change-info>
              <dc:creator>Marie-Aude Goffin</dc:creator>
              <dc:date>2009-01-20T16:03:00</dc:date>
            </office:change-info>
          </text:insertion>
        </text:changed-region>
        <text:changed-region text:id="ct116404280">
          <text:insertion>
            <office:change-info>
              <dc:creator>Marie-Aude Goffin</dc:creator>
              <dc:date>2009-01-20T16:03:00</dc:date>
            </office:change-info>
          </text:insertion>
        </text:changed-region>
        <text:changed-region text:id="ct116405032">
          <text:insertion>
            <office:change-info>
              <dc:creator>Marie-Aude Goffin</dc:creator>
              <dc:date>2009-01-20T16:03:00</dc:date>
            </office:change-info>
          </text:insertion>
        </text:changed-region>
        <text:changed-region text:id="ct116407416">
          <text:insertion>
            <office:change-info>
              <dc:creator>Marie-Aude Goffin</dc:creator>
              <dc:date>2009-01-20T16:04:00</dc:date>
            </office:change-info>
          </text:insertion>
        </text:changed-region>
        <text:changed-region text:id="ct116407904">
          <text:insertion>
            <office:change-info>
              <dc:creator>Marie-Aude Goffin</dc:creator>
              <dc:date>2009-01-20T16:04:00</dc:date>
            </office:change-info>
          </text:insertion>
        </text:changed-region>
        <text:changed-region text:id="ct116408592">
          <text:insertion>
            <office:change-info>
              <dc:creator>Marie-Aude Goffin</dc:creator>
              <dc:date>2009-01-20T16:06:00</dc:date>
            </office:change-info>
          </text:insertion>
        </text:changed-region>
        <text:changed-region text:id="ct116409312">
          <text:insertion>
            <office:change-info>
              <dc:creator>Marie-Aude Goffin</dc:creator>
              <dc:date>2009-01-20T16:06:00</dc:date>
            </office:change-info>
          </text:insertion>
        </text:changed-region>
        <text:changed-region text:id="ct116407520">
          <text:insertion>
            <office:change-info>
              <dc:creator>Marie-Aude Goffin</dc:creator>
              <dc:date>2009-01-20T16:07:00</dc:date>
            </office:change-info>
          </text:insertion>
        </text:changed-region>
        <text:changed-region text:id="ct116407224">
          <text:insertion>
            <office:change-info>
              <dc:creator>Marie-Aude Goffin</dc:creator>
              <dc:date>2009-01-20T16:07:00</dc:date>
            </office:change-info>
          </text:insertion>
        </text:changed-region>
        <text:changed-region text:id="ct116407624">
          <text:insertion>
            <office:change-info>
              <dc:creator>Marie-Aude Goffin</dc:creator>
              <dc:date>2009-01-29T12:09:00</dc:date>
            </office:change-info>
          </text:insertion>
        </text:changed-region>
        <text:changed-region text:id="ct116407728">
          <text:insertion>
            <office:change-info>
              <dc:creator>Marie-Aude Goffin</dc:creator>
              <dc:date>2009-01-29T12:08:00</dc:date>
            </office:change-info>
          </text:insertion>
        </text:changed-region>
        <text:changed-region text:id="ct116410024">
          <text:insertion>
            <office:change-info>
              <dc:creator>Marie-Aude Goffin</dc:creator>
              <dc:date>2009-02-02T15:12:00</dc:date>
            </office:change-info>
          </text:insertion>
        </text:changed-region>
        <text:changed-region text:id="ct116410320">
          <text:format-change>
            <office:change-info>
              <dc:creator>Marie-Aude Goffin</dc:creator>
              <dc:date>2009-02-02T15:12:00</dc:date>
            </office:change-info>
          </text:format-change>
        </text:changed-region>
        <text:changed-region text:id="ct116409792">
          <text:format-change>
            <office:change-info>
              <dc:creator>Marie-Aude Goffin</dc:creator>
              <dc:date>2009-02-02T15:13:00</dc:date>
            </office:change-info>
          </text:format-change>
        </text:changed-region>
        <text:changed-region text:id="ct116410720">
          <text:insertion>
            <office:change-info>
              <dc:creator>Marie-Aude Goffin</dc:creator>
              <dc:date>2009-02-02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 text:c="100"/><text:span text:style-name="T1">ANNEXE 25</text:span></text:p>
      <text:p text:style-name="P22"/>
      <text:p text:style-name="P23"><draw:custom-shape text:anchor-type="char" draw:z-index="0" draw:style-name="gr1" draw:text-style-name="P28" svg:width="12.77cm" svg:height="3.611cm" svg:x="12.166cm" svg:y="0.261cm"><text:p/><draw:enhanced-geometry svg:viewBox="0 0 21600 21600" draw:type="rectangle" draw:enhanced-path="M 0 0 L 21600 0 21600 21600 0 21600 0 0 Z N"/></draw:custom-shape>AVIS</text:p>
      <text:p text:style-name="P22"/>
      <text:p text:style-name="P19"/>
      <text:p text:style-name="P9">COMMUNE <text:s/>de <text:s/>LA <text:s/>BRUYERE</text:p>
      <text:p text:style-name="P3">Service de l’urbanisme</text:p>
      <text:p text:style-name="P10"><text:change-start text:change-id="ct116393808"/>self.displayValue(applicantobj.listPersonTitles(), applicantobj.getPersonTitle())<text:change-end text:change-id="ct116393808"/> <text:change-start text:change-id="ct116393912"/>applicantobj.getName2()<text:change-end text:change-id="ct116393912"/> <text:change-start text:change-id="ct116394016"/>applicantobj.getName1()</text:p>
      <text:p text:style-name="P6"><text:change-end text:change-id="ct116394016"/></text:p>
      <text:p text:style-name="P6"/>
      <text:p text:style-name="P6"><text:change-start text:change-id="ct116394184"/></text:p>
      <text:p text:style-name="P18"><text:change-end text:change-id="ct116394184"/><text:soft-page-break/><text:span text:style-name="T4">demeurant </text:span><text:change-start text:change-id="ct116395000"/><text:span text:style-name="T6">applicantobj.getStreet()</text:span><text:change-end text:change-id="ct116395000"/><text:span text:style-name="T6">, n° </text:span><text:change-start text:change-id="ct116403528"/><text:span text:style-name="T6">applicantobj.getNumber()</text:span><text:change-end text:change-id="ct116403528"/><text:span text:style-name="T6"> à </text:span><text:change-start text:change-id="ct116404280"/><text:span text:style-name="T6">applicantobj.getZipcode()</text:span><text:change-end text:change-id="ct116404280"/><text:span text:style-name="T6"> - </text:span><text:change-start text:change-id="ct116405032"/><text:span text:style-name="T6">applicantobj.getCity()</text:span><text:change-end text:change-id="ct116405032"/><text:span text:style-name="T7"><text:tab/></text:span></text:p>
      <text:p text:style-name="P12"/>
      <text:p text:style-name="P4">fait(font) savoir qu’il(s) a(ont) introduit une demande de</text:p>
      <text:p text:style-name="P2"/>
      <text:p text:style-name="P1"><draw:custom-shape text:anchor-type="char" draw:z-index="1" draw:style-name="gr1" draw:text-style-name="P28" svg:width="21.316cm" svg:height="1.821cm" svg:x="7.641cm" svg:y="-0.012cm"><text:p/><draw:enhanced-geometry svg:viewBox="0 0 21600 21600" draw:type="rectangle" draw:enhanced-path="M 0 0 L 21600 0 21600 21600 0 21600 0 0 Z N"/></draw:custom-shape><text:span text:style-name="T8">PERMIS</text:span><text:span text:style-name="T9"> </text:span><text:span text:style-name="T8">D’URBANISME</text:span></text:p>
      <text:p text:style-name="P13"/>
      <text:p text:style-name="Standard"><text:span text:style-name="T4">ayant trait à un terrain sis:</text:span><text:span text:style-name="T13"> <text:s text:c="2"/></text:span><text:span text:style-name="T2"><text:s text:c="5"/></text:span><text:change-start text:change-id="ct116407416"/><text:span text:style-name="T2">self.getWorkLocationStreet()</text:span><text:change-end text:change-id="ct116407416"/><text:span text:style-name="T2">, n° </text:span><text:change-start text:change-id="ct116407904"/><text:span text:style-name="T2">self.getWorkLocationHouseNumber()</text:span><text:change-end text:change-id="ct116407904"/><text:span text:style-name="T2"> à </text:span><text:change-start text:change-id="ct116408592"/><text:span text:style-name="T2">self.getWorkLocationZipCode()</text:span><text:change-end text:change-id="ct116408592"/><text:span text:style-name="T2"> <text:s/></text:span><text:change-start text:change-id="ct116409312"/><text:span text:style-name="T2">self.getWorkLocationCity()</text:span><text:change-end text:change-id="ct116409312"/><text:span text:style-name="T2"> (LA BRUYERE)</text:span></text:p>
      <text:p text:style-name="Standard"><text:span text:style-name="T4">cadastré</text:span><text:span text:style-name="T4">:</text:span><text:span text:style-name="T13"> <text:s/></text:span><text:span text:style-name="T14"><text:tab/></text:span><text:span text:style-name="T2"> <text:s text:c="20"/></text:span><text:change-start text:change-id="ct116407520"/><text:span text:style-name="T2">self.getPortionOutsText()</text:span><text:change-end text:change-id="ct116407520"/><text:span text:style-name="T10"> </text:span></text:p>
      <text:p text:style-name="P5"/>
      <text:p text:style-name="P5"/>
      <text:p text:style-name="P5"/>
      <text:p text:style-name="P5"/>
      <text:p text:style-name="P16"><text:span text:style-name="T4">Le projet consiste en:</text:span><text:span text:style-name="T15"> </text:span></text:p>
      <text:p text:style-name="P7"><text:change-start text:change-id="ct116407224"/>self.getLicenceSubject()<text:change-end text:change-id="ct116407224"/></text:p>
      <text:p text:style-name="Standard"><text:span text:style-name="T4">et présente les caractéristiques suivantes</text:span><text:span text:style-name="T4">: </text:span></text:p>
      <text:p text:style-name="P14"/>
      <text:p text:style-name="Standard"><text:span text:style-name="T11">Le <text:s/>projet tombe sous l’application de l’article 330 11° du CWATUPE : <text:s/></text:span><text:span text:style-name="T19">Dérogations au permis de lotir « Approach Group Services » :</text:span></text:p>
      <text:p text:style-name="P24"><text:span text:style-name="T17">-</text:span><text:span text:style-name="T16"> </text:span><text:span text:style-name="T18">Ton de la brique (rouge avec rejointoyage rouge) ;</text:span></text:p>
      <text:p text:style-name="P24"><text:span text:style-name="T17">-</text:span><text:span text:style-name="T16"> </text:span><text:span text:style-name="T18">Utilisation d’un bardage en bois au niveau de la porte d’entrée ;</text:span></text:p>
      <text:p text:style-name="P11"/>
      <text:p text:style-name="P17"><text:soft-page-break/></text:p>
      <text:p text:style-name="P16"><text:span text:style-name="T4">Les réclamations et observati</text:span><text:span text:style-name="T4">ons écrites sont à adresser au Collège Communal:</text:span></text:p>
      <text:p text:style-name="P8">du <text:change-start text:change-id="ct116407624"/>self.toLocalizedTime(self.getInvestigationStart(),long_format=False) <text:change-end text:change-id="ct116407624"/><text:s text:c="2"/>au <text:s/><text:change-start text:change-id="ct116407728"/>self.toLocalizedTime(self.getInvestigationEnd(),long_format=False)<text:change-end text:change-id="ct116407728"/> inclus</text:p>
      <text:p text:style-name="P15"/>
      <text:p text:style-name="P16"><text:span text:style-name="T4">Les réclamations et observations orales peuvent être formulées le</text:span><text:span text:style-name="T13"> <text:s/></text:span><text:change-start text:change-id="ct116410024"/><text:span text:style-name="T2">self.toLocalizedTime(urbanEventObj.getExplanationsDate(),long_format=False)</text:span><text:change-end text:change-id="ct116410024"/><text:change-start text:change-id="ct116410320"/><text:span text:style-name="T3"> <text:s text:c="2"/></text:span><text:change-end text:change-id="ct116410320"/></text:p>
      <text:p text:style-name="P20"><text:span text:style-name="T2">de </text:span><text:span text:style-name="T2">10.00 <text:s/>heures<text:tab/> à 12.00 heures à <text:s/>l’Administration Communale, <text:s/></text:span></text:p>
      <text:p text:style-name="P20"><text:span text:style-name="T2">Place Communale,</text:span><text:span text:style-name="T2"> 6,</text:span></text:p>
      <text:p text:style-name="P21">5080 <text:s/>Rhisnes (LA BRUYERE) <text:s/>(tél : 081/559 232)</text:p>
      <text:h text:style-name="Heading_20_2" text:outline-level="2"/>
      <text:h text:style-name="Heading_20_2" text:outline-level="2"><text:span text:style-name="T5">Le dossier peut être consulté <text:s text:c="2"/></text:span><text:s text:c="5"/></text:h>
      <text:p text:style-name="P26">à la même adresse tous les jours de 13 à 16h et le jeudi de 13 à 18h</text:p>
      <text:p text:style-name="P25"><text:span text:style-name="T1"/></text:p>
      <text:p text:style-name="P16"><text:span text:style-name="T4">Des explications techniques seront fournies le</text:span><text:change-start text:change-id="ct116409792"/> <text:s/><text:change-end text:change-id="ct116409792"/><text:change-start text:change-id="ct116410720"/><text:span text:style-name="T2">self.toLocalizedTime(urbanEventObj.getExplanationsDate(),long_format=False)</text:span><text:change-end text:change-id="ct116410720"/><text:span text:style-name="T2"> de 10 à 12 heures à l’Administration Communale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1"/>
    </style:style>
    <style:style style:name="Heading_20_2" style:display-name="Heading 2" style:family="paragraph" style:parent-style-name="Standard" style:next-style-name="Standard" style:class="text" style:default-outline-level="2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0.141cm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9.699cm" fo:page-height="42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                A V I S     </dc:title>
    <meta:initial-creator>RGASPARD</meta:initial-creator>
    <meta:creation-date>2009-01-20T13:54:00</meta:creation-date>
    <dc:creator>Marie-Aude Goffin</dc:creator>
    <dc:date>2009-03-02T09:22:26</dc:date>
    <meta:print-date>2008-09-03T13:50:00</meta:print-date>
    <meta:editing-cycles>14</meta:editing-cycles>
    <meta:editing-duration>PT19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5" meta:word-count="199" meta:character-count="1837"/>
  </office:meta>
</office:document-meta>
</file>